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06cm" fo:margin-left="0.138cm" fo:margin-top="0cm" fo:margin-bottom="0cm" table:align="left" style:writing-mode="lr-tb"/>
    </style:style>
    <style:style style:name="Таблица1.A" style:family="table-column">
      <style:table-column-properties style:column-width="8.192cm"/>
    </style:style>
    <style:style style:name="Таблица1.B" style:family="table-column">
      <style:table-column-properties style:column-width="8.61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5" style:family="table-cell">
      <style:table-cell-properties style:vertical-align="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Standard">
      <style:text-properties officeooo:rsid="0002c031"/>
    </style:style>
    <style:style style:name="P2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font-size="10pt" fo:language="uk" fo:country="UA" fo:background-color="transparent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7%" fo:text-indent="0cm" style:auto-text-indent="false" style:writing-mode="lr-tb"/>
      <style:text-properties style:font-name="Times New Roman" fo:font-size="10pt" fo:language="uk" fo:country="UA" fo:background-color="#ffffff" style:font-size-asian="10pt" style:font-size-complex="10pt"/>
    </style:style>
    <style:style style:name="P4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font-size="10pt" fo:language="uk" fo:country="UA" fo:background-color="#ffffff" style:font-size-asian="10pt" style:font-size-complex="10pt"/>
    </style:style>
    <style:style style:name="P5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language="uk" fo:country="UA" fo:background-color="#ffffff"/>
    </style:style>
    <style:style style:name="P6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style:font-name="Times New Roman" fo:language="uk" fo:country="UA" fo:font-weight="bold" style:font-weight-asian="bold" style:font-weight-complex="bold"/>
    </style:style>
    <style:style style:name="P7" style:family="paragraph" style:parent-style-name="铃_fffd_稠蝈疴嚯斥1">
      <style:paragraph-properties fo:margin-left="0cm" fo:margin-right="0cm" fo:margin-top="0cm" fo:margin-bottom="0cm" style:contextual-spacing="false" fo:text-align="justify" style:justify-single-word="false" fo:text-indent="1.27cm" style:auto-text-indent="false" style:writing-mode="lr-tb"/>
      <style:text-properties style:font-name="Times New Roman" fo:font-size="12pt" fo:language="uk" fo:country="UA" fo:background-color="#ffffff" style:font-size-asian="12pt" style:font-size-complex="12pt"/>
    </style:style>
    <style:style style:name="P8" style:family="paragraph" style:parent-style-name="No_20_Spacing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2pt" fo:language="uk" fo:country="UA" style:font-size-asian="12pt" style:font-size-complex="12pt"/>
    </style:style>
    <style:style style:name="P9" style:family="paragraph" style:parent-style-name="No_20_Spacing">
      <style:paragraph-properties fo:margin-left="0cm" fo:margin-right="0cm" fo:text-indent="0cm" style:auto-text-indent="false" style:writing-mode="lr-tb"/>
      <style:text-properties fo:language="uk" fo:country="UA"/>
    </style:style>
    <style:style style:name="P10" style:family="paragraph" style:parent-style-name="No_20_Spacing">
      <style:paragraph-properties fo:margin-left="0cm" fo:margin-right="0cm" fo:text-indent="0cm" style:auto-text-indent="false" style:writing-mode="lr-tb"/>
      <style:text-properties fo:language="uk" fo:country="UA" fo:background-color="transparent"/>
    </style:style>
    <style:style style:name="P11" style:family="paragraph" style:parent-style-name="Standard">
      <style:text-properties fo:language="uk" fo:country="UA" officeooo:rsid="0002c031"/>
    </style:style>
    <style:style style:name="P12" style:family="paragraph" style:parent-style-name="Standard">
      <style:paragraph-properties fo:margin-top="0cm" fo:margin-bottom="0cm" style:contextual-spacing="false"/>
      <style:text-properties fo:language="uk" fo:country="UA"/>
    </style:style>
    <style:style style:name="P13" style:family="paragraph" style:parent-style-name="No_20_Spacing">
      <style:paragraph-properties fo:margin-left="0cm" fo:margin-right="0cm" fo:text-align="justify" style:justify-single-word="false" fo:text-indent="0cm" style:auto-text-indent="false" style:writing-mode="lr-tb"/>
      <style:text-properties officeooo:paragraph-rsid="0013e7ee"/>
    </style:style>
    <style:style style:name="P14" style:family="paragraph" style:parent-style-name="铃_fffd_稠蝈疴嚯斥1">
      <style:paragraph-properties fo:margin-left="0cm" fo:margin-right="0cm" fo:margin-top="0cm" fo:margin-bottom="0cm" style:contextual-spacing="false" fo:text-align="justify" style:justify-single-word="false" fo:text-indent="1.27cm" style:auto-text-indent="false" style:writing-mode="lr-tb"/>
      <style:text-properties fo:font-size="11pt" fo:language="uk" fo:country="UA" style:font-size-asian="11pt" style:font-size-complex="11pt"/>
    </style:style>
    <style:style style:name="P15" style:family="paragraph" style:parent-style-name="No_20_Spacing" style:list-style-name="L1" style:master-page-name="">
      <loext:graphic-properties draw:fill="none" draw:fill-hatch-name="hatch"/>
      <style:paragraph-properties fo:margin-left="0cm" fo:margin-right="0cm" fo:text-align="justify" style:justify-single-word="false" fo:orphans="2" fo:widows="2" fo:text-indent="1.251cm" style:auto-text-indent="false" style:page-number="auto" fo:background-color="transparent" style:vertical-align="auto" style:writing-mode="lr-tb"/>
      <style:text-properties fo:font-size="12pt" fo:language="uk" fo:country="UA" officeooo:paragraph-rsid="001fc6fe" style:font-size-asian="12pt" style:font-size-complex="12pt"/>
    </style:style>
    <style:style style:name="P16" style:family="paragraph" style:parent-style-name="Standard" style:list-style-name="">
      <loext:graphic-properties draw:fill="solid" draw:fill-color="#ffffff"/>
      <style:paragraph-properties fo:margin-left="5.54cm" fo:margin-right="0cm" fo:line-height="107%" fo:text-indent="0cm" style:auto-text-indent="false" fo:background-color="#ffffff" style:vertical-align="baseline" style:writing-mode="lr-tb">
        <style:tab-stops/>
      </style:paragraph-properties>
      <style:text-properties style:font-name="Times New Roman" fo:language="uk" fo:country="UA" fo:background-color="#ffffff"/>
    </style:style>
    <style:style style:name="P17" style:family="paragraph" style:parent-style-name="Standard" style:list-style-name="">
      <loext:graphic-properties draw:fill="solid" draw:fill-color="#ffffff"/>
      <style:paragraph-properties fo:margin-left="5.54cm" fo:margin-right="0cm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18" style:family="paragraph" style:parent-style-name="Standard" style:list-style-name="">
      <loext:graphic-properties draw:fill="solid" draw:fill-color="#ffffff"/>
      <style:paragraph-properties fo:margin-left="5.54cm" fo:margin-right="0cm" fo:margin-top="0cm" fo:margin-bottom="0cm" style:contextual-spacing="false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19" style:family="paragraph" style:parent-style-name="Standard" style:list-style-name="">
      <loext:graphic-properties draw:fill="solid" draw:fill-color="#ffffff"/>
      <style:paragraph-properties fo:margin-left="0cm" fo:margin-right="0cm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20" style:family="paragraph" style:parent-style-name="Standard" style:list-style-name="">
      <loext:graphic-properties draw:fill="solid" draw:fill-color="#ffffff"/>
      <style:paragraph-properties fo:margin-left="0cm" fo:margin-right="0cm" fo:line-height="107%" fo:text-indent="0cm" style:auto-text-indent="false" fo:background-color="#ffffff" style:vertical-align="baseline" style:writing-mode="lr-tb">
        <style:tab-stops/>
      </style:paragraph-properties>
      <style:text-properties style:font-name="Times New Roman" fo:language="uk" fo:country="UA" officeooo:rsid="0002c031" officeooo:paragraph-rsid="000bca4b" fo:background-color="#ffffff"/>
    </style:style>
    <style:style style:name="P21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#ffffff" style:vertical-align="baseline" style:writing-mode="lr-tb"/>
      <style:text-properties style:font-name="Times New Roman" fo:language="uk" fo:country="UA" fo:font-weight="bold" officeooo:rsid="0002c031" style:font-weight-asian="bold"/>
    </style:style>
    <style:style style:name="P22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#ffffff" style:vertical-align="baseline" style:writing-mode="lr-tb"/>
      <style:text-properties fo:language="uk" fo:country="UA"/>
    </style:style>
    <style:style style:name="P23" style:family="paragraph" style:parent-style-name="Standard">
      <style:text-properties style:font-name="Times New Roman" fo:font-size="12pt" fo:language="uk" fo:country="UA" fo:font-weight="bold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/>
      <style:text-properties style:font-name="Times New Roman" fo:language="uk" fo:country="UA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text-indent="1.251cm" style:auto-text-indent="false"/>
      <style:text-properties style:font-name="Times New Roman" fo:language="uk" fo:country="UA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background-color="#ffffff" loext:char-shading-value="0"/>
    </style:style>
    <style:style style:name="T3" style:family="text">
      <style:text-properties style:font-name="Times New Roman" officeooo:rsid="00252dad" fo:background-color="#ffffff" loext:char-shading-value="0"/>
    </style:style>
    <style:style style:name="T4" style:family="text">
      <style:text-properties style:font-name="Times New Roman" officeooo:rsid="0013e7ee" fo:background-color="#ffffff" loext:char-shading-value="0"/>
    </style:style>
    <style:style style:name="T5" style:family="text">
      <style:text-properties style:font-name="Times New Roman" officeooo:rsid="0002c031" fo:background-color="#ffffff" loext:char-shading-value="0"/>
    </style:style>
    <style:style style:name="T6" style:family="text">
      <style:text-properties style:font-name="Times New Roman" officeooo:rsid="001fc6fe" fo:background-color="#ffffff" loext:char-shading-value="0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language="uk" fo:country="UA"/>
    </style:style>
    <style:style style:name="T9" style:family="text">
      <style:text-properties style:font-name="Times New Roman" fo:language="uk" fo:country="UA" officeooo:rsid="0002c031"/>
    </style:style>
    <style:style style:name="T10" style:family="text">
      <style:text-properties style:font-name="Times New Roman" fo:language="uk" fo:country="UA" fo:background-color="#ffffff" loext:char-shading-value="0"/>
    </style:style>
    <style:style style:name="T11" style:family="text">
      <style:text-properties style:font-name="Times New Roman" fo:language="uk" fo:country="UA" officeooo:rsid="00252dad" fo:background-color="#ffffff" loext:char-shading-value="0"/>
    </style:style>
    <style:style style:name="T12" style:family="text">
      <style:text-properties style:font-name="Times New Roman" fo:language="uk" fo:country="UA" officeooo:rsid="0013e7ee" fo:background-color="#ffffff" loext:char-shading-value="0"/>
    </style:style>
    <style:style style:name="T13" style:family="text">
      <style:text-properties style:font-name="Times New Roman" fo:language="uk" fo:country="UA" officeooo:rsid="0002c031" fo:background-color="#ffffff" loext:char-shading-value="0"/>
    </style:style>
    <style:style style:name="T14" style:family="text">
      <style:text-properties style:font-name="Times New Roman" fo:language="uk" fo:country="UA" officeooo:rsid="001fc6fe" fo:background-color="#ffffff" loext:char-shading-value="0"/>
    </style:style>
    <style:style style:name="T15" style:family="text">
      <style:text-properties style:font-name="Times New Roman" officeooo:rsid="000bca4b"/>
    </style:style>
    <style:style style:name="T16" style:family="text">
      <style:text-properties style:font-name="Times New Roman" fo:font-weight="bold" fo:background-color="#ffffff" loext:char-shading-value="0" style:font-weight-asian="bold"/>
    </style:style>
    <style:style style:name="T17" style:family="text">
      <style:text-properties style:font-name="Times New Roman" fo:font-size="12pt" fo:language="uk" fo:country="UA" style:font-size-asian="12pt" style:language-asian="en" style:country-asian="US" style:font-size-complex="12pt" style:language-complex="ar" style:country-complex="SA"/>
    </style:style>
    <style:style style:name="T18" style:family="text">
      <style:text-properties style:font-name="Times New Roman" fo:font-size="12pt" fo:language="uk" fo:country="UA" fo:background-color="#ffffff" loext:char-shading-value="0" style:font-size-asian="12pt" style:font-size-complex="12pt"/>
    </style:style>
    <style:style style:name="T19" style:family="text">
      <style:text-properties style:font-name="Times New Roman" fo:font-size="12pt" fo:background-color="#ffffff" loext:char-shading-value="0" style:font-size-asian="12pt" style:font-size-complex="12pt"/>
    </style:style>
    <style:style style:name="T20" style:family="text">
      <style:text-properties style:font-name="Times New Roman" fo:font-size="12pt" style:font-size-asian="12pt" style:language-asian="en" style:country-asian="US" style:font-size-complex="12pt" style:language-complex="ar" style:country-complex="SA"/>
    </style:style>
    <style:style style:name="T21" style:family="text">
      <style:text-properties style:font-name="Times New Roman" style:language-asian="en" style:country-asian="US" style:language-complex="ar" style:country-complex="SA"/>
    </style:style>
    <style:style style:name="T22" style:family="text">
      <style:text-properties fo:language="uk" fo:country="UA"/>
    </style:style>
    <style:style style:name="T23" style:family="text">
      <style:text-properties fo:language="uk" fo:country="UA" officeooo:rsid="0002c031"/>
    </style:style>
    <style:style style:name="T24" style:family="text">
      <style:text-properties fo:language="uk" fo:country="UA" fo:background-color="#ffffff" loext:char-shading-value="0"/>
    </style:style>
    <style:style style:name="T25" style:family="text">
      <style:text-properties fo:color="#004586" loext:opacity="100%" style:font-name="Times New Roman" fo:font-size="10pt" fo:background-color="#ffffff" loext:char-shading-value="0" style:font-size-asian="10pt" style:font-size-complex="9pt"/>
    </style:style>
    <style:style style:name="T26" style:family="text">
      <style:text-properties fo:color="#004586" loext:opacity="100%" style:font-name="Times New Roman" style:language-asian="en" style:country-asian="US" style:language-complex="ar" style:country-complex="SA"/>
    </style:style>
    <style:style style:name="T27" style:family="text">
      <style:text-properties fo:color="#004586" loext:opacity="100%" style:font-name="Times New Roman" fo:background-color="#ffffff" loext:char-shading-value="0"/>
    </style:style>
    <style:style style:name="T28" style:family="text">
      <style:text-properties fo:color="#004586" loext:opacity="100%" style:language-asian="en" style:country-asian="US" style:language-complex="ar" style:country-complex="SA"/>
    </style:style>
    <style:style style:name="T29" style:family="text">
      <style:text-properties fo:color="#004586" loext:opacity="100%" style:font-name="Times New Roman" style:language-asian="en" style:country-asian="US" style:language-complex="ar" style:country-complex="SA"/>
    </style:style>
    <style:style style:name="T30" style:family="text">
      <style:text-properties fo:color="#004586" loext:opacity="100%" style:font-name="Times New Roman" fo:language="uk" fo:country="UA" style:language-asian="en" style:country-asian="US" style:language-complex="ar" style:country-complex="SA"/>
    </style:style>
    <style:style style:name="T31" style:family="text">
      <style:text-properties style:language-asian="en" style:country-asian="US" style:language-complex="ar" style:country-complex="SA"/>
    </style:style>
    <style:style style:name="T32" style:family="text">
      <style:text-properties style:font-name="Times New Roman" style:language-asian="en" style:country-asian="US" style:language-complex="ar" style:country-complex="SA"/>
    </style:style>
    <style:style style:name="T33" style:family="text">
      <style:text-properties style:font-name="Times New Roman" fo:language="uk" fo:country="UA" style:language-asian="en" style:country-asian="US" style:language-complex="ar" style:country-complex="SA"/>
    </style:style>
    <style:style style:name="T34" style:family="text">
      <style:text-properties officeooo:rsid="0002c031"/>
    </style:style>
    <style:style style:name="T35" style:family="text">
      <style:text-properties fo:background-color="#fffff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DVSName" text:name="py3o.objects.DVSName"/>
        <text:user-field-decl office:value-type="string" office:string-value="company_name" text:name="py3o.objects.company_id.name"/>
        <text:user-field-decl office:value-type="string" office:string-value="company_email" text:name="py3o.objects.company_id.email"/>
        <text:user-field-decl office:value-type="string" office:string-value="company_vat" text:name="py3o.objects.company_id.vat"/>
        <text:user-field-decl office:value-type="string" office:string-value="company_phone" text:name="py3o.objects.company_id.phone"/>
        <text:user-field-decl office:value-type="string" office:string-value="role" text:name="py3o.objects.role"/>
      </text:user-field-decls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h text:style-name="P16" text:outline-level="2">Кому:</text:h>
          </table:table-cell>
          <table:table-cell table:style-name="Таблица1.A1" office:value-type="string">
            <text:p text:style-name="P6">Шевченківський відділ державної виконавчої служби у місті Києві Центрального міжрегіонального управління Міністерства юстиції (м. Київ)</text:p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4">e-mail: {{DVSAdress}}</text:p>
          </table:table-cell>
        </table:table-row>
        <table:table-row table:style-name="Таблица1.1">
          <table:table-cell table:style-name="Таблица1.A1" office:value-type="string">
            <text:h text:style-name="P17" text:outline-level="2">Номер ВП:</text:h>
          </table:table-cell>
          <table:table-cell table:style-name="Таблица1.A1" office:value-type="string">
            <text:h text:style-name="P20" text:outline-level="2">72395659</text:h>
          </table:table-cell>
        </table:table-row>
        <table:table-row table:style-name="Таблица1.1">
          <table:table-cell table:style-name="Таблица1.A1" office:value-type="string">
            <text:h text:style-name="P18" text:outline-level="2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h text:style-name="P17" text:outline-level="2">debtors:</text:h>
          </table:table-cell>
          <table:table-cell table:style-name="Таблица1.B5" office:value-type="string">
            <text:p text:style-name="P9"><text:span text:style-name="T2">АТ "БАНК ФОРВАРД"</text:span><text:span text:style-name="T2">, код за ЄДРПОУ </text:span><text:span text:style-name="T2">34186061</text:span><text:span text:style-name="T2">,</text:span><text:line-break/><text:span text:style-name="T25">вул. Саксаганського, 105, м. Київ, 01032</text:span></text:p>
            <text:p text:style-name="P10"><text:span text:style-name="T7">e-mail: </text:span><text:span text:style-name="T7">info@forward-bank.com</text:span>,</text:p>
            <text:p text:style-name="P2">тел: 0 800 800 881</text:p>
          </table:table-cell>
        </table:table-row>
        <table:table-row table:style-name="Таблица1.1">
          <table:table-cell table:style-name="Таблица1.A1" office:value-type="string">
            <text:h text:style-name="P19" text:outline-level="2">№{{doc_no}} від {{doc_date}}</text:h>
          </table:table-cell>
          <table:table-cell table:style-name="Таблица1.A1" office:value-type="string">
            <text:p text:style-name="P5"/>
          </table:table-cell>
        </table:table-row>
      </table:table>
      <text:p text:style-name="P12"/>
      <text:p text:style-name="P1"><text:a xlink:type="simple" xlink:href="mailto:info@forward-bank.com" text:style-name="Internet_20_link" text:visited-style-name="Visited_20_Internet_20_Link"><text:span text:style-name="T22"/></text:a></text:p>
      <text:h text:style-name="P21" text:outline-level="2">КЛОПОТАННЯ</text:h>
      <text:h text:style-name="P22" text:outline-level="2"><text:span text:style-name="T1">про </text:span><text:span text:style-name="T15">закінчення виконавчого провадження</text:span></text:h>
      <text:p text:style-name="P11"/>
      <text:p text:style-name="P24">Шевченківський відділ державної виконавчої служби у місті Києві Центрального міжрегіонального управління Міністерства юстиції (м. Київ)<text:s/>здійснює виконавче провадження №72395659 з примусового виконання виконавчого документа про стягнення боргу з боржника АТ "БАНК ФОРВАРД".</text:p>
      <text:p text:style-name="P26"><text:span text:style-name="rvts0"><text:span text:style-name="T30">08.03.2023</text:span></text:span><text:span text:style-name="rvts0"><text:span text:style-name="T33"> на підставі рішення Правління Національного банку України № </text:span></text:span><text:span text:style-name="rvts0"><text:span text:style-name="T30">90-рш від 07.03.2023</text:span></text:span><text:span text:style-name="rvts0"><text:span text:style-name="T33"> та рішення виконавчої дирекції Фонду гарантування вкладів фізичних осіб (далі – Фонд) № </text:span></text:span><text:span text:style-name="rvts0"><text:span text:style-name="T30">276 від 07.03.2023</text:span></text:span><text:span text:style-name="rvts0"><text:span text:style-name="T33"> розпочато процедуру ліквідації <text:s/></text:span></text:span><text:span text:style-name="rvts0"><text:span text:style-name="T33">АТ "БАНК ФОРВАРД"</text:span></text:span><text:span text:style-name="rvts0"><text:span text:style-name="T33"><text:s/>строком на три роки: з </text:span></text:span><text:span text:style-name="rvts0"><text:span text:style-name="T30">08.03.2023 до 07.03.2026</text:span></text:span><text:span text:style-name="rvts0"><text:span text:style-name="T33"> включно. Уповноваженою особою Фонду гарантування вкладів фізичних осіб з делегуванням усіх повноважень ліквідатора </text:span></text:span><text:span text:style-name="rvts0"><text:span text:style-name="T33">АТ "БАНК ФОРВАРД"</text:span></text:span><text:span text:style-name="rvts0"><text:span text:style-name="T33"><text:s/>призначено провідного професіонала з управління активами та ліквідації відділу організації процедур ліквідації банків департаменту ліквідації банків </text:span></text:span><text:span text:style-name="rvts0"><text:span text:style-name="T30">Міхна Сергія Семеновича</text:span></text:span><text:span text:style-name="rvts0"><text:span text:style-name="T33">.</text:span></text:span></text:p>
      <text:p text:style-name="P24">Відповідно до пункту 4 частини першої статті 39 Закон України "Про виконавче провадження" виконавче провадження підлягає закінченню у разі прийняття Національним банком України рішення про відкликання банківської ліцензії та ліквідацію банку-боржника.</text:p>
      <text:p text:style-name="P25"/>
      <text:p text:style-name="P25">На підставі викладеного вище <text:span text:style-name="T34">боржник </text:span><text:span text:style-name="T34">АТ "БАНК ФОРВАРД"</text:span><text:span text:style-name="T35"><text:s/>просить:</text:span></text:p>
      <text:list xml:id="listdab7f387e993428287c7876bd515e89d" text:style-name="L1">
        <text:list-item>
          <text:p text:style-name="P15"><text:span text:style-name="T3">Закінчити</text:span><text:span text:style-name="T4"> </text:span><text:span text:style-name="T5">виконавче провадження №</text:span><text:span text:style-name="T5">72395659</text:span><text:span text:style-name="T5"> </text:span><text:span text:style-name="T6">на підставі </text:span><text:span text:style-name="T5">пункту 4 частини першої статті 39 Закон України "Про виконавче провадження".</text:span></text:p>
        </text:list-item>
      </text:list>
      <text:p text:style-name="P13"><text:a xlink:type="simple" xlink:href="https://www.fg.gov.ua/articles/53068-rozpochato-likvidaciyu-at-bank-forvard-ta-delegovano-povnovazhennya-likvidatora-banku.html" text:style-name="Internet_20_link" text:visited-style-name="Visited_20_Internet_20_Link"><text:span text:style-name="T18"/></text:a></text:p>
      <text:p text:style-name="P13"><text:a xlink:type="simple" xlink:href="https://www.fg.gov.ua/articles/53068-rozpochato-likvidaciyu-at-bank-forvard-ta-delegovano-povnovazhennya-likvidatora-banku.html" text:style-name="Internet_20_link" text:visited-style-name="Visited_20_Internet_20_Link"><text:span text:style-name="rvts0"><text:span text:style-name="T17"/></text:span></text:a></text:p>
      <text:p text:style-name="P8">Додаток: </text:p>
      <text:p text:style-name="P14"><text:span text:style-name="T2">1. </text:span><text:span text:style-name="T27">Засвідчена копія Витягу від 21.07.2023 №31089302 з Єдиного державного реєстру юридичних осіб, фізичних осіб-підприємців та громадських формувань щодо АТ «БАНК ФОРВАРД» на 2-х аркушах.</text:span></text:p>
      <text:p text:style-name="P7"><text:a xlink:type="simple" xlink:href="https://www.fg.gov.ua/articles/53068-rozpochato-likvidaciyu-at-bank-forvard-ta-delegovano-povnovazhennya-likvidatora-banku.html" text:style-name="Internet_20_link" text:visited-style-name="Visited_20_Internet_20_Link"><text:span text:style-name="T22"/></text:a></text:p>
      <text:p text:style-name="P23"/>
      <text:p text:style-name="P23">Представник Стягувача</text:p>
      <text:p text:style-name="P23">Уповноважена особа Фонду </text:p>
      <text:p text:style-name="P23">гарантування вкладів фізичних осіб </text:p>
      <text:p text:style-name="P23">на здійснення ліквідації АТ "БАНК ФОРВАРД"<text:s text:c="39"/>Сергій МІХНО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04T11:11:24.791934295</meta:creation-date>
    <dc:date>2023-08-16T17:40:31.056000000</dc:date>
    <meta:editing-duration>PT2H25S</meta:editing-duration>
    <meta:editing-cycles>34</meta:editing-cycles>
    <meta:generator>LibreOffice/7.2.4.1$Windows_x86 LibreOffice_project/27d75539669ac387bb498e35313b970b7fe9c4f9</meta:generator>
    <meta:document-statistic meta:table-count="1" meta:image-count="0" meta:object-count="0" meta:page-count="1" meta:paragraph-count="23" meta:word-count="216" meta:character-count="1777" meta:non-whitespace-character-count="1542"/>
  </office:meta>
</office:document-meta>
</file>